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able-cell" style:name="a602729">
      <style:table-cell-properties fo:border-top="0.18mm solid #000000"/>
    </style:style>
    <style:style style:family="table-cell" style:name="a44b983">
      <style:table-cell-properties fo:border-top="0.18mm solid #000000"/>
    </style:style>
    <style:style style:family="table-row" style:name="aff7787">
      <style:table-row-properties style:row-height="0.0mm"/>
    </style:style>
    <style:style style:family="table-cell" style:name="afd1d5b">
      <style:table-cell-properties fo:border-bottom="0.18mm solid #000000"/>
    </style:style>
    <style:style style:family="table-cell" style:name="aefe021">
      <style:table-cell-properties fo:border-bottom="0.18mm solid #000000"/>
    </style:style>
    <style:style style:family="table-column" style:name="aca6524">
      <style:table-column-properties style:rel-column-width="7679*"/>
    </style:style>
    <style:style style:family="table-column" style:name="ad2fea5">
      <style:table-column-properties style:rel-column-width="640*"/>
    </style:style>
    <style:style style:family="table-column" style:name="a6c37f2">
      <style:table-column-properties style:rel-column-width="7679*"/>
    </style:style>
    <style:style style:family="table" style:name="a3939c4">
      <style:table-properties style:rel-width="100%"/>
    </style:style>
    <style:style style:family="paragraph" style:name="ad8e8c8">
      <style:paragraph-properties fo:margin-top="12.7mm"/>
    </style:style>
    <style:style style:family="table-row" style:name="a3ee87c">
      <style:table-row-properties style:row-height="7.93mm"/>
    </style:style>
    <style:style style:family="table-row" style:name="a74716b">
      <style:table-row-properties style:row-height="7.93mm"/>
    </style:style>
    <style:style style:family="table-column" style:name="a16847f">
      <style:table-column-properties style:rel-column-width="14418*"/>
    </style:style>
    <style:style style:family="table-column" style:name="a3eccfe">
      <style:table-column-properties style:rel-column-width="1582*"/>
    </style:style>
    <style:style style:family="table" style:name="a21e510" style:parent-style-name="FieldTripLetterTable">
      <style:table-properties style:rel-width="100%"/>
    </style:style>
    <style:style style:family="text" style:name="af21f18">
      <style:text-properties/>
    </style:style>
    <style:style style:family="paragraph" style:name="aa6c108">
      <style:paragraph-properties/>
      <style:text-properties/>
    </style:style>
    <style:style style:family="table-row" style:name="a0cf28c">
      <style:table-row-properties style:min-row-height="0.0mm"/>
    </style:style>
    <style:style style:family="paragraph" style:name="a1c67cc" style:parent-style-name="Tabellentext"/>
    <style:style style:family="table-cell" style:name="ab64563">
      <style:table-cell-properties fo:border-top="0.18mm solid "/>
    </style:style>
    <style:style style:family="paragraph" style:name="a9988b4" style:parent-style-name="Tabellentext"/>
    <style:style style:family="paragraph" style:name="aa11e10" style:parent-style-name="Tabellentext"/>
    <style:style style:family="table-cell" style:name="a561e5a">
      <style:table-cell-properties fo:border-top="0.18mm solid "/>
    </style:style>
    <style:style style:family="paragraph" style:name="ad86100" style:parent-style-name="Tabellentext"/>
    <style:style style:family="table-cell" style:name="ab0b7c6">
      <style:table-cell-properties fo:border-bottom="0.18mm solid "/>
    </style:style>
    <style:style style:family="paragraph" style:name="aff4d4a" style:parent-style-name="Tabellentext"/>
    <style:style style:family="table-cell" style:name="a0cc070">
      <style:table-cell-properties fo:border-bottom="0.18mm solid "/>
    </style:style>
    <style:style style:family="table-column" style:name="a1e35fa">
      <style:table-column-properties style:rel-column-width="7679*"/>
    </style:style>
    <style:style style:family="table-column" style:name="a971ba9">
      <style:table-column-properties style:rel-column-width="640*"/>
    </style:style>
    <style:style style:family="table-column" style:name="a6cdde8">
      <style:table-column-properties style:rel-column-width="7679*"/>
    </style:style>
    <style:style style:family="table" style:name="add9e1f">
      <style:table-properties style:width="16.0cm" table:align="left"/>
    </style:style>
    <style:style style:family="paragraph" style:name="a09344c">
      <style:paragraph-properties fo:margin-top="12.7mm"/>
    </style:style>
    <style:style style:family="paragraph" style:name="a78a4cc" style:parent-style-name="Tabellentext"/>
    <style:style style:family="paragraph" style:name="a0772fc" style:parent-style-name="Tabellentext"/>
    <style:style style:family="table-row" style:name="ab90aec">
      <style:table-row-properties style:min-row-height="7.93mm"/>
    </style:style>
    <style:style style:family="table-row" style:name="ad8c7a8">
      <style:table-row-properties style:min-row-height="7.93mm"/>
    </style:style>
    <style:style style:family="paragraph" style:name="ad01ee1" style:parent-style-name="Tabellentext"/>
    <style:style style:family="paragraph" style:name="a7fd578" style:parent-style-name="Tabellentext"/>
    <style:style style:family="table-row" style:name="a2d300f">
      <style:table-row-properties style:min-row-height="7.93mm"/>
    </style:style>
    <style:style style:family="table-row" style:name="a06bcd5">
      <style:table-row-properties style:min-row-height="7.93mm"/>
    </style:style>
    <style:style style:family="table-column" style:name="a232621">
      <style:table-column-properties style:rel-column-width="14418*"/>
    </style:style>
    <style:style style:family="table-column" style:name="abd3351">
      <style:table-column-properties style:rel-column-width="1582*"/>
    </style:style>
    <style:style style:family="table" style:name="a3a8441" style:parent-style-name="FieldTripLetterTable">
      <style:table-properties/>
    </style:style>
    <style:style style:family="paragraph" style:name="abece02" style:parent-style-name="berschrift1"/>
    <style:style style:family="paragraph" style:name="aa78927" style:parent-style-name="Tabellentext"/>
    <style:style style:family="table-row" style:name="a6e34a0">
      <style:table-row-properties style:min-row-height="25.4mm"/>
    </style:style>
    <style:style style:family="table-row" style:name="a13071f">
      <style:table-row-properties style:min-row-height="25.4mm"/>
    </style:style>
    <style:style style:family="table-column" style:name="af9c44b">
      <style:table-column-properties style:rel-column-width="16000*"/>
    </style:style>
    <style:style style:family="table" style:name="a7d5556" style:parent-style-name="FieldTripLetterTable">
      <style:table-properties/>
    </style:style>
    <style:style style:family="paragraph" style:name="aa574e4" style:parent-style-name="berschrift1"/>
    <style:style style:family="paragraph" style:name="a579e18" style:parent-style-name="Tabellenberschrift"/>
    <style:style style:family="table-column" style:name="abcdc2e">
      <style:table-column-properties style:rel-column-width="8965*"/>
    </style:style>
    <style:style style:family="table-column" style:name="ab70bce">
      <style:table-column-properties style:rel-column-width="5101*"/>
    </style:style>
    <style:style style:family="table-column" style:name="a732e4a">
      <style:table-column-properties style:rel-column-width="1915*"/>
    </style:style>
    <style:style style:family="table" style:name="a9130e9">
      <style:table-properties style:width="16.0cm" table:align="left"/>
    </style:style>
    <style:style style:family="text" style:name="a0e5b29" style:parent-style-name="Hervorhebung">
      <style:text-properties style:text-underline-style="none"/>
    </style:style>
    <style:style style:family="paragraph" style:name="a6fbcfa">
      <style:paragraph-properties/>
    </style:style>
    <style:style style:family="paragraph" style:name="afa250d" style:parent-style-name="berschrift1"/>
    <style:style style:family="paragraph" style:name="ac563b5" style:parent-style-name="Formularinfo"/>
    <style:style style:family="paragraph" style:name="a788452" style:parent-style-name="Formularinfo"/>
    <style:style style:family="table-column" style:name="aad08a0">
      <style:table-column-properties style:rel-column-width="9500*"/>
    </style:style>
    <style:style style:family="table-column" style:name="ac220dd">
      <style:table-column-properties style:rel-column-width="7752*"/>
    </style:style>
    <style:style style:family="table" style:name="a210c9a">
      <style:table-properties style:width="17.252cm" table:align="left"/>
    </style:style>
    <style:style style:family="text" style:name="a745a1a">
      <style:text-properties fo:font-size="11pt"/>
    </style:style>
    <style:style style:family="paragraph" style:list-style-name="L1" style:name="ac4c2e7" style:parent-style-name="ListParagraph">
      <style:paragraph-properties/>
    </style:style>
    <style:style style:family="paragraph" style:list-style-name="L1" style:name="acddb03" style:parent-style-name="ListParagraph">
      <style:paragraph-properties/>
    </style:style>
    <style:style style:family="paragraph" style:list-style-name="L1" style:name="a502bca" style:parent-style-name="ListParagraph">
      <style:paragraph-properties/>
    </style:style>
    <style:style style:family="paragraph" style:list-style-name="L1" style:name="a73c2af" style:parent-style-name="ListParagraph">
      <style:paragraph-properties/>
    </style:style>
    <style:style style:family="paragraph" style:list-style-name="L1" style:name="aca25de" style:parent-style-name="ListParagraph">
      <style:paragraph-properties/>
    </style:style>
    <style:style style:family="paragraph" style:list-style-name="L1" style:name="a03a77b" style:parent-style-name="ListParagraph">
      <style:paragraph-properties/>
    </style:style>
    <style:style style:family="paragraph" style:list-style-name="L1" style:name="aff2867" style:parent-style-name="ListParagraph">
      <style:paragraph-properties/>
    </style:style>
    <style:style style:family="paragraph" style:list-style-name="L1" style:name="a32eb0a" style:parent-style-name="ListParagraph">
      <style:paragraph-properties/>
    </style:style>
    <style:style style:family="paragraph" style:list-style-name="L1" style:name="a9ab8fa" style:parent-style-name="ListParagraph">
      <style:paragraph-properties/>
    </style:style>
    <style:style style:family="paragraph" style:list-style-name="L1" style:name="acc3eb8" style:parent-style-name="ListParagraph">
      <style:paragraph-properties/>
    </style:style>
    <style:style style:family="paragraph" style:list-style-name="L1" style:name="a37a9d2" style:parent-style-name="ListParagraph">
      <style:paragraph-properties/>
    </style:style>
    <style:style style:family="paragraph" style:list-style-name="L1" style:name="a46526d" style:parent-style-name="ListParagraph">
      <style:paragraph-properties/>
    </style:style>
    <style:style style:family="paragraph" style:list-style-name="L1" style:name="aab73d7" style:parent-style-name="ListParagraph">
      <style:paragraph-properties/>
    </style:style>
    <style:style style:family="paragraph" style:list-style-name="L1" style:name="a4b40b9" style:parent-style-name="ListParagraph">
      <style:paragraph-properties/>
    </style:style>
    <style:style style:family="paragraph" style:list-style-name="L1" style:name="a3951b7" style:parent-style-name="ListParagraph">
      <style:paragraph-properties/>
    </style:style>
    <style:style style:family="paragraph" style:list-style-name="L1" style:name="a172f58" style:parent-style-name="ListParagraph">
      <style:paragraph-properties/>
    </style:style>
    <style:style style:family="paragraph" style:list-style-name="L1" style:name="aa2639e" style:parent-style-name="ListParagraph">
      <style:paragraph-properties/>
    </style:style>
    <style:style style:family="paragraph" style:list-style-name="L1" style:name="a196338" style:parent-style-name="ListParagraph">
      <style:paragraph-properties/>
    </style:style>
    <style:style style:family="paragraph" style:list-style-name="L1" style:name="a072183" style:parent-style-name="ListParagraph">
      <style:paragraph-properties/>
    </style:style>
    <style:style style:family="paragraph" style:list-style-name="L1" style:name="aa7cb94" style:parent-style-name="ListParagraph">
      <style:paragraph-properties/>
    </style:style>
    <style:style style:family="paragraph" style:list-style-name="L1" style:name="ad5fc06" style:parent-style-name="ListParagraph">
      <style:paragraph-properties/>
    </style:style>
    <style:style style:family="paragraph" style:list-style-name="L1" style:name="a1207ce" style:parent-style-name="ListParagraph">
      <style:paragraph-properties/>
    </style:style>
    <style:style style:family="paragraph" style:list-style-name="L1" style:name="a818262" style:parent-style-name="ListParagraph">
      <style:paragraph-properties/>
    </style:style>
    <style:style style:family="paragraph" style:list-style-name="L1" style:name="a2a6814" style:parent-style-name="ListParagraph">
      <style:paragraph-properties/>
    </style:style>
    <style:style style:family="paragraph" style:list-style-name="L1" style:name="af7f5e2" style:parent-style-name="ListParagraph">
      <style:paragraph-properties/>
    </style:style>
    <style:style style:family="paragraph" style:list-style-name="L1" style:name="ae1a108" style:parent-style-name="ListParagraph">
      <style:paragraph-properties/>
    </style:style>
    <style:style style:family="paragraph" style:list-style-name="L1" style:name="a3d21de" style:parent-style-name="ListParagraph">
      <style:paragraph-properties/>
    </style:style>
    <style:style style:family="paragraph" style:list-style-name="L1" style:name="ac11edd" style:parent-style-name="ListParagraph">
      <style:paragraph-properties/>
    </style:style>
    <style:style style:family="paragraph" style:list-style-name="L1" style:name="a97d941" style:parent-style-name="ListParagraph">
      <style:paragraph-properties/>
    </style:style>
    <style:style style:family="paragraph" style:list-style-name="L1" style:name="a9054aa" style:parent-style-name="ListParagraph">
      <style:paragraph-properties/>
    </style:style>
    <style:style style:family="paragraph" style:list-style-name="L1" style:name="a5ce101" style:parent-style-name="ListParagraph">
      <style:paragraph-properties/>
    </style:style>
    <style:style style:family="paragraph" style:list-style-name="L1" style:name="ae75100" style:parent-style-name="ListParagraph">
      <style:paragraph-properties/>
    </style:style>
    <style:style style:family="paragraph" style:list-style-name="L1" style:name="afb911d" style:parent-style-name="ListParagraph">
      <style:paragraph-properties/>
    </style:style>
    <style:style style:family="paragraph" style:list-style-name="L1" style:name="abc88e2" style:parent-style-name="ListParagraph">
      <style:paragraph-properties/>
    </style:style>
    <style:style style:family="paragraph" style:list-style-name="L1" style:name="ae3540d" style:parent-style-name="ListParagraph">
      <style:paragraph-properties/>
    </style:style>
    <style:style style:family="paragraph" style:list-style-name="L1" style:name="a796eac" style:parent-style-name="ListParagraph">
      <style:paragraph-properties/>
    </style:style>
    <style:style style:family="paragraph" style:list-style-name="L1" style:name="a96a69f" style:parent-style-name="ListParagraph">
      <style:paragraph-properties/>
    </style:style>
    <style:style style:family="paragraph" style:list-style-name="L1" style:name="ae94aa7" style:parent-style-name="ListParagraph">
      <style:paragraph-properties/>
    </style:style>
    <style:style style:family="paragraph" style:list-style-name="L1" style:name="a9690c7" style:parent-style-name="ListParagraph">
      <style:paragraph-properties/>
    </style:style>
    <style:style style:family="paragraph" style:list-style-name="L1" style:name="a7c2741" style:parent-style-name="ListParagraph">
      <style:paragraph-properties/>
    </style:style>
    <style:style style:family="paragraph" style:list-style-name="L1" style:name="a2b01e4" style:parent-style-name="ListParagraph">
      <style:paragraph-properties/>
    </style:style>
    <style:style style:family="paragraph" style:list-style-name="L1" style:name="a2cbb1b" style:parent-style-name="ListParagraph">
      <style:paragraph-properties/>
    </style:style>
    <style:style style:family="paragraph" style:list-style-name="L1" style:name="aaf494d" style:parent-style-name="ListParagraph">
      <style:paragraph-properties/>
    </style:style>
    <style:style style:family="paragraph" style:list-style-name="L1" style:name="aa84f82" style:parent-style-name="ListParagraph">
      <style:paragraph-properties/>
    </style:style>
    <style:style style:family="paragraph" style:list-style-name="L1" style:name="a584e68" style:parent-style-name="ListParagraph">
      <style:paragraph-properties/>
    </style:style>
    <style:style style:family="paragraph" style:list-style-name="L1" style:name="aaaf1f7" style:parent-style-name="ListParagraph">
      <style:paragraph-properties/>
    </style:style>
    <style:style style:family="paragraph" style:list-style-name="L1" style:name="a22717a" style:parent-style-name="ListParagraph">
      <style:paragraph-properties/>
    </style:style>
    <style:style style:family="paragraph" style:list-style-name="L1" style:name="a5d0bce" style:parent-style-name="ListParagraph">
      <style:paragraph-properties/>
    </style:style>
    <style:style style:family="paragraph" style:list-style-name="L30031" style:name="a4b9818" style:parent-style-name="ListParagraph">
      <style:paragraph-properties/>
    </style:style>
    <style:style style:family="table-cell" style:name="a356233">
      <style:table-cell-properties fo:background-color="#ff3333" fo:border="0.0007in solid #000000" fo:border-bottom="0.0007in solid #000000" fo:border-left="0.002cm solid #000000" fo:border-right="none" fo:border-top="none" fo:padding="0.0382in"/>
    </style:style>
    <style:style style:data-style-name="N0" style:family="table-cell" style:name="ab7b0d8">
      <style:table-cell-properties fo:background-color="#ff3333" fo:border="0.0007in solid #000000" fo:border-bottom="0.002cm solid #000000" fo:border-left="0.002cm solid #000000" fo:border-right="none" fo:border-top="0.002cm solid #000000" fo:padding="0.0382in"/>
    </style:style>
    <style:style style:family="table-cell" style:name="abd4334">
      <style:table-cell-properties fo:background-color="#3333ff" fo:border="0.0007in solid #000000" fo:border-bottom="0.0007in solid #000000" fo:border-left="0.002cm solid #000000" fo:border-right="none" fo:border-top="none" fo:padding="0.0382in"/>
    </style:style>
    <style:style style:data-style-name="N0" style:family="table-cell" style:name="a889ae4">
      <style:table-cell-properties fo:background-color="#3333ff" fo:border="0.0007in solid #000000" fo:border-bottom="0.002cm solid #000000" fo:border-left="0.002cm solid #000000" fo:border-right="none" fo:border-top="0.002cm solid #000000" fo:padding="0.0382in"/>
    </style:style>
    <style:style style:family="table-cell" style:name="a868118">
      <style:table-cell-properties fo:background-color="#3333ff" fo:border="0.0007in solid #000000" fo:border-bottom="0.0007in solid #000000" fo:border-left="0.002cm solid #000000" fo:border-right="none" fo:border-top="none" fo:padding="0.0382in"/>
    </style:style>
    <style:style style:data-style-name="N0" style:family="table-cell" style:name="a9b5136">
      <style:table-cell-properties fo:background-color="#3333ff" fo:border="0.0007in solid #000000" fo:border-bottom="0.002cm solid #000000" fo:border-left="0.002cm solid #000000" fo:border-right="none" fo:border-top="0.002cm solid #000000" fo:padding="0.0382in"/>
    </style:style>
    <style:style style:family="table-row" style:name="a96d157">
      <style:table-row-properties style:min-row-height="52.65mm"/>
    </style:style>
    <style:style style:family="table-row" style:name="a04f251">
      <style:table-row-properties style:min-row-height="106.1mm"/>
    </style:style>
    <style:style style:family="paragraph" style:name="abd595a" style:parent-style-name="Standard">
      <style:paragraph-properties/>
      <style:text-properties/>
    </style:style>
    <style:style style:family="paragraph" style:list-style-name="L1" style:name="a39f9ff" style:parent-style-name="ListParagraph">
      <style:paragraph-properties/>
    </style:style>
    <style:style style:family="paragraph" style:list-style-name="L1" style:name="a7460ee" style:parent-style-name="ListParagraph">
      <style:paragraph-properties/>
    </style:style>
    <style:style style:family="paragraph" style:list-style-name="L1" style:name="a4f00d8" style:parent-style-name="ListParagraph">
      <style:paragraph-properties/>
    </style:style>
    <style:style style:family="paragraph" style:list-style-name="L1" style:name="a81b1bf" style:parent-style-name="ListParagraph">
      <style:paragraph-properties/>
    </style:style>
    <style:style style:family="paragraph" style:list-style-name="L1" style:name="ae25a34" style:parent-style-name="ListParagraph">
      <style:paragraph-properties/>
    </style:style>
    <style:style style:family="paragraph" style:list-style-name="L1" style:name="a19a37c" style:parent-style-name="ListParagraph">
      <style:paragraph-properties/>
    </style:style>
    <style:style style:family="paragraph" style:list-style-name="L1" style:name="a754405" style:parent-style-name="ListParagraph">
      <style:paragraph-properties/>
    </style:style>
    <style:style style:family="paragraph" style:list-style-name="L1" style:name="a1ba602" style:parent-style-name="ListParagraph">
      <style:paragraph-properties/>
    </style:style>
    <style:style style:family="paragraph" style:list-style-name="L1" style:name="a187113" style:parent-style-name="ListParagraph">
      <style:paragraph-properties/>
    </style:style>
    <style:style style:family="paragraph" style:list-style-name="L1" style:name="acacd70" style:parent-style-name="ListParagraph">
      <style:paragraph-properties/>
    </style:style>
    <style:style style:family="paragraph" style:list-style-name="L1" style:name="ab701a0" style:parent-style-name="ListParagraph">
      <style:paragraph-properties/>
    </style:style>
    <style:style style:family="paragraph" style:list-style-name="L1" style:name="af631fe" style:parent-style-name="ListParagraph">
      <style:paragraph-properties/>
    </style:style>
    <style:style style:family="table" style:name="Tabelle1">
      <style:table-properties style:width="17cm" table:align="margins"/>
    </style:style>
    <style:style style:family="table-column" style:name="Tabelle1.A">
      <style:table-column-properties style:column-width="1.889cm" style:rel-column-width="7281*"/>
    </style:style>
    <style:style style:family="table-column" style:name="Tabelle1.I">
      <style:table-column-properties style:column-width="1.891cm" style:rel-column-width="7287*"/>
    </style:style>
    <style:style style:data-style-name="N0" style:family="table-cell" style:name="Tabelle1.A1">
      <style:table-cell-properties fo:background-color="#ff3333" fo:border-bottom="0.002cm solid #000000" fo:border-left="0.002cm solid #000000" fo:border-right="none" fo:border-top="0.002cm solid #000000" fo:padding="0.097cm">
        <style:background-image/>
      </style:table-cell-properties>
    </style:style>
    <style:style style:data-style-name="N0" style:family="table-cell" style:name="Tabelle1.D1">
      <style:table-cell-properties fo:background-color="#3333ff" fo:border="0.0007in solid #000000" fo:border-bottom="0.002cm solid #000000" fo:border-left="0.002cm solid #000000" fo:border-right="none" fo:border-top="0.002cm solid #000000" fo:padding="0.0382in">
        <style:background-image/>
      </style:table-cell-properties>
    </style:style>
    <style:style style:data-style-name="N0" style:family="table-cell" style:name="Tabelle1.G1">
      <style:table-cell-properties fo:background-color="#00cc33" fo:border="0.0007in solid #000000" fo:border-bottom="0.002cm solid #000000" fo:border-left="0.002cm solid #000000" fo:border-right="none" fo:border-top="0.002cm solid #000000" fo:padding="0.0382in">
        <style:background-image/>
      </style:table-cell-properties>
    </style:style>
    <style:style style:data-style-name="N0" style:family="table-cell" style:name="Tabelle1.I1">
      <style:table-cell-properties fo:background-color="#00cc33" fo:border="0.002cm solid #000000" fo:padding="0.097cm">
        <style:background-image/>
      </style:table-cell-properties>
    </style:style>
    <style:style style:family="table-cell" style:name="Tabelle1.A2">
      <style:table-cell-properties fo:background-color="#ff3333" fo:border-bottom="0.002cm solid #000000" fo:border-left="0.002cm solid #000000" fo:border-right="none" fo:border-top="none" fo:padding="0.097cm">
        <style:background-image/>
      </style:table-cell-properties>
    </style:style>
    <style:style style:family="table-cell" style:name="Tabelle1.D2">
      <style:table-cell-properties fo:background-color="#3333ff" fo:border="0.0007in solid #000000" fo:border-bottom="0.0007in solid #000000" fo:border-left="0.002cm solid #000000" fo:border-right="none" fo:border-top="none" fo:padding="0.0382in">
        <style:background-image/>
      </style:table-cell-properties>
    </style:style>
    <style:style style:family="table-cell" style:name="Tabelle1.G2">
      <style:table-cell-properties fo:background-color="#00cc33" fo:border="0.0007in solid #000000" fo:border-bottom="0.0007in solid #000000" fo:border-left="0.002cm solid #000000" fo:border-right="none" fo:border-top="none" fo:padding="0.0382in">
        <style:background-image/>
      </style:table-cell-properties>
    </style:style>
    <style:style style:family="table-cell" style:name="Tabelle1.I2">
      <style:table-cell-properties fo:background-color="#00cc33" fo:border-bottom="0.002cm solid #000000" fo:border-left="0.002cm solid #000000" fo:border-right="0.002cm solid #000000" fo:border-top="none" fo:padding="0.097cm">
        <style:background-image/>
      </style:table-cell-properties>
    </style:style>
    <style:style style:family="paragraph" style:name="P1" style:parent-style-name="Table_20_Contents">
      <style:text-properties fo:background-color="#00cc33"/>
    </style:style>
    <text:list-style style:name="L30031">
      <text:list-level-style-number style:num-format="i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i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i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i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bullet text:bullet-char="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number:number-style style:name="N0">
      <number:number number:min-integer-digits="1"/>
    </number:number-style>
    <style:style style:family="table" style:name="aa47711">
      <style:table-properties style:width="17cm" table:align="margins"/>
    </style:style>
    <style:style style:family="table-column" style:name="aa15178">
      <style:table-column-properties style:column-width="18.89mm"/>
    </style:style>
    <style:style style:family="table-column" style:name="afe4737">
      <style:table-column-properties style:column-width="35.12mm"/>
    </style:style>
    <style:style style:family="table-column" style:name="ac77788">
      <style:table-column-properties style:column-width="2.66mm"/>
    </style:style>
    <style:style style:family="table-column" style:name="a177217">
      <style:table-column-properties style:column-width="18.89mm"/>
    </style:style>
    <style:style style:family="table-column" style:name="afd25cc">
      <style:table-column-properties style:column-width="18.89mm"/>
    </style:style>
    <style:style style:family="table" style:name="a4f423b">
      <style:table-properties style:width="17cm" table:align="margins"/>
    </style:style>
    <style:style style:family="table-column" style:name="adbf383">
      <style:table-column-properties style:column-width="18.86mm"/>
    </style:style>
    <style:style style:family="table-column" style:name="a636bd3">
      <style:table-column-properties style:column-width="35.33mm"/>
    </style:style>
    <style:style style:family="table-column" style:name="a446ca4">
      <style:table-column-properties style:column-width="2.66mm"/>
    </style:style>
    <style:style style:family="table-column" style:name="ab73622">
      <style:table-column-properties style:column-width="18.86mm"/>
    </style:style>
    <style:style style:family="table-column" style:name="ac7d64d">
      <style:table-column-properties style:column-width="35.06mm"/>
    </style:style>
    <style:style style:family="table-column" style:name="a28c9cb">
      <style:table-column-properties style:column-width="2.66mm"/>
    </style:style>
    <style:style style:family="table-column" style:name="a07f4e3">
      <style:table-column-properties style:column-width="18.86mm"/>
    </style:style>
    <style:style style:family="table-column" style:name="ad646fc">
      <style:table-column-properties style:column-width="18.86mm"/>
    </style:style>
    <style:style style:family="paragraph" style:list-style-name="L1" style:name="a8ddbac" style:parent-style-name="ListParagraph">
      <style:paragraph-properties/>
      <style:text-properties fo:background-color="#00cc33"/>
    </style:style>
    <style:style style:family="paragraph" style:list-style-name="L1" style:name="a46e088" style:parent-style-name="ListParagraph">
      <style:paragraph-properties/>
      <style:text-properties fo:background-color="#00cc33"/>
    </style:style>
    <style:style style:family="paragraph" style:list-style-name="L1" style:name="a2f5676" style:parent-style-name="ListParagraph">
      <style:paragraph-properties/>
      <style:text-properties fo:background-color="#00cc33"/>
    </style:style>
    <style:style style:family="paragraph" style:list-style-name="L1" style:name="ad86495" style:parent-style-name="ListParagraph">
      <style:paragraph-properties/>
      <style:text-properties fo:background-color="#00cc33"/>
    </style:style>
    <style:style style:family="paragraph" style:list-style-name="L1" style:name="ab68804" style:parent-style-name="ListParagraph">
      <style:paragraph-properties/>
      <style:text-properties fo:background-color="#00cc33"/>
    </style:style>
    <style:style style:family="paragraph" style:list-style-name="L1" style:name="ae0480b" style:parent-style-name="ListParagraph">
      <style:paragraph-properties/>
      <style:text-properties fo:background-color="#00cc33"/>
    </style:style>
    <style:style style:family="table" style:name="aaf8d7b">
      <style:table-properties style:width="17cm" table:align="margins"/>
    </style:style>
    <style:style style:family="table-column" style:name="a213c4d">
      <style:table-column-properties style:column-width="18.33mm"/>
    </style:style>
    <style:style style:family="table-column" style:name="a7740f2">
      <style:table-column-properties style:column-width="3.33mm"/>
    </style:style>
    <style:style style:family="table-column" style:name="a02c359">
      <style:table-column-properties style:column-width="36.67mm"/>
    </style:style>
    <style:style style:family="table-column" style:name="addafc3">
      <style:table-column-properties style:column-width="18.33mm"/>
    </style:style>
    <style:style style:family="table-column" style:name="a33514e">
      <style:table-column-properties style:column-width="35.0mm"/>
    </style:style>
    <style:style style:family="table-column" style:name="a93b782">
      <style:table-column-properties style:column-width="3.33mm"/>
    </style:style>
    <style:style style:family="table-column" style:name="af2c158">
      <style:table-column-properties style:column-width="18.33mm"/>
    </style:style>
    <style:style style:family="table-column" style:name="a9d6766">
      <style:table-column-properties style:column-width="18.33mm"/>
    </style:style>
    <style:style style:family="table" style:name="a041817">
      <style:table-properties style:width="17cm" table:align="margins"/>
    </style:style>
    <style:style style:family="table-column" style:name="a7581b1">
      <style:table-column-properties style:column-width="18.33mm"/>
    </style:style>
    <style:style style:family="table-column" style:name="a0b3a49">
      <style:table-column-properties style:column-width="3.33mm"/>
    </style:style>
    <style:style style:family="table-column" style:name="a2bc964">
      <style:table-column-properties style:column-width="36.67mm"/>
    </style:style>
    <style:style style:family="table-column" style:name="a3b4a0d">
      <style:table-column-properties style:column-width="18.33mm"/>
    </style:style>
    <style:style style:family="table-column" style:name="a510f91">
      <style:table-column-properties style:column-width="3.33mm"/>
    </style:style>
    <style:style style:family="table-column" style:name="adcc019">
      <style:table-column-properties style:column-width="50.0mm"/>
    </style:style>
    <style:style style:family="table-column" style:name="a6f54d9">
      <style:table-column-properties style:column-width="3.33mm"/>
    </style:style>
    <style:style style:family="table-column" style:name="a89b9ac">
      <style:table-column-properties style:column-width="18.33mm"/>
    </style:style>
    <style:style style:family="table-column" style:name="a8488f6">
      <style:table-column-properties style:column-width="18.33mm"/>
    </style:style>
    <style:style style:family="table" style:name="aa14b1a">
      <style:table-properties style:width="17cm" table:align="margins"/>
    </style:style>
    <style:style style:family="table-column" style:name="af4bb59">
      <style:table-column-properties style:column-width="18.33mm"/>
    </style:style>
    <style:style style:family="table-column" style:name="a9b3249">
      <style:table-column-properties style:column-width="3.33mm"/>
    </style:style>
    <style:style style:family="table-column" style:name="a7a2d3c">
      <style:table-column-properties style:column-width="3.33mm"/>
    </style:style>
    <style:style style:family="table-column" style:name="a434365">
      <style:table-column-properties style:column-width="51.67mm"/>
    </style:style>
    <style:style style:family="table-column" style:name="a1fe6a6">
      <style:table-column-properties style:column-width="3.33mm"/>
    </style:style>
    <style:style style:family="table-column" style:name="ada9da7">
      <style:table-column-properties style:column-width="50.0mm"/>
    </style:style>
    <style:style style:family="table-column" style:name="a83755b">
      <style:table-column-properties style:column-width="3.33mm"/>
    </style:style>
    <style:style style:family="table-column" style:name="a035d16">
      <style:table-column-properties style:column-width="18.33mm"/>
    </style:style>
    <style:style style:family="table-column" style:name="abd95a2">
      <style:table-column-properties style:column-width="18.33mm"/>
    </style:style>
    <style:style style:family="table-row" style:name="a932aa9">
      <style:table-row-properties style:min-row-height="93.66mm"/>
    </style:style>
    <style:style style:family="table" style:name="a3de5f5">
      <style:table-properties style:width="17cm" table:align="margins"/>
    </style:style>
    <style:style style:family="table-column" style:name="a9021d6">
      <style:table-column-properties style:column-width="18.7mm"/>
    </style:style>
    <style:style style:family="table-column" style:name="a7ebe40">
      <style:table-column-properties style:column-width="3.4mm"/>
    </style:style>
    <style:style style:family="table-column" style:name="ae3852a">
      <style:table-column-properties style:column-width="3.4mm"/>
    </style:style>
    <style:style style:family="table-column" style:name="a495a0e">
      <style:table-column-properties style:column-width="3.4mm"/>
    </style:style>
    <style:style style:family="table-column" style:name="a35b364">
      <style:table-column-properties style:column-width="51.0mm"/>
    </style:style>
    <style:style style:family="table-column" style:name="ae8b777">
      <style:table-column-properties style:column-width="49.3mm"/>
    </style:style>
    <style:style style:family="table-column" style:name="a210098">
      <style:table-column-properties style:column-width="3.4mm"/>
    </style:style>
    <style:style style:family="table-column" style:name="a264314">
      <style:table-column-properties style:column-width="18.7mm"/>
    </style:style>
    <style:style style:family="table-column" style:name="a6ff78c">
      <style:table-column-properties style:column-width="18.7mm"/>
    </style:style>
    <style:style style:family="table" style:name="a9fd1b3">
      <style:table-properties style:width="17cm" table:align="margins"/>
    </style:style>
    <style:style style:family="table-column" style:name="a2df2a3">
      <style:table-column-properties style:column-width="18.7mm"/>
    </style:style>
    <style:style style:family="table-column" style:name="a46ddf1">
      <style:table-column-properties style:column-width="3.4mm"/>
    </style:style>
    <style:style style:family="table-column" style:name="a82739d">
      <style:table-column-properties style:column-width="3.4mm"/>
    </style:style>
    <style:style style:family="table-column" style:name="a74b301">
      <style:table-column-properties style:column-width="3.4mm"/>
    </style:style>
    <style:style style:family="table-column" style:name="a9e42ce">
      <style:table-column-properties style:column-width="51.0mm"/>
    </style:style>
    <style:style style:family="table-column" style:name="a8bd176">
      <style:table-column-properties style:column-width="3.4mm"/>
    </style:style>
    <style:style style:family="table-column" style:name="a10d39c">
      <style:table-column-properties style:column-width="49.3mm"/>
    </style:style>
    <style:style style:family="table-column" style:name="a0a71e4">
      <style:table-column-properties style:column-width="18.7mm"/>
    </style:style>
    <style:style style:family="table-column" style:name="a65f54b">
      <style:table-column-properties style:column-width="18.7mm"/>
    </style:style>
    <style:style style:family="table" style:name="ab7d4a7">
      <style:table-properties style:width="17cm" table:align="margins"/>
    </style:style>
    <style:style style:family="table-column" style:name="afcb487">
      <style:table-column-properties style:column-width="18.7mm"/>
    </style:style>
    <style:style style:family="table-column" style:name="a254d39">
      <style:table-column-properties style:column-width="3.4mm"/>
    </style:style>
    <style:style style:family="table-column" style:name="a41c325">
      <style:table-column-properties style:column-width="3.4mm"/>
    </style:style>
    <style:style style:family="table-column" style:name="ab7eac4">
      <style:table-column-properties style:column-width="3.4mm"/>
    </style:style>
    <style:style style:family="table-column" style:name="a4f00f4">
      <style:table-column-properties style:column-width="51.0mm"/>
    </style:style>
    <style:style style:family="table-column" style:name="a6f86f7">
      <style:table-column-properties style:column-width="3.4mm"/>
    </style:style>
    <style:style style:family="table-column" style:name="af019c5">
      <style:table-column-properties style:column-width="3.4mm"/>
    </style:style>
    <style:style style:family="table-column" style:name="a6f1f36">
      <style:table-column-properties style:column-width="64.6mm"/>
    </style:style>
    <style:style style:family="table-column" style:name="a0ed9e9">
      <style:table-column-properties style:column-width="18.7mm"/>
    </style:style>
    <style:style style:family="table" style:name="a27ebb8">
      <style:table-properties style:width="17cm" table:align="margins"/>
    </style:style>
    <style:style style:family="table-column" style:name="a021bbd">
      <style:table-column-properties style:column-width="18.7mm"/>
    </style:style>
    <style:style style:family="table-column" style:name="ae7eb34">
      <style:table-column-properties style:column-width="3.4mm"/>
    </style:style>
    <style:style style:family="table-column" style:name="a6d4620">
      <style:table-column-properties style:column-width="3.4mm"/>
    </style:style>
    <style:style style:family="table-column" style:name="a54d112">
      <style:table-column-properties style:column-width="3.4mm"/>
    </style:style>
    <style:style style:family="table-column" style:name="aa57ce5">
      <style:table-column-properties style:column-width="51.0mm"/>
    </style:style>
    <style:style style:family="table-column" style:name="a28af56">
      <style:table-column-properties style:column-width="3.4mm"/>
    </style:style>
    <style:style style:family="table-column" style:name="a9a2188">
      <style:table-column-properties style:column-width="3.4mm"/>
    </style:style>
    <style:style style:family="table-column" style:name="ae594c2">
      <style:table-column-properties style:column-width="3.4mm"/>
    </style:style>
    <style:style style:family="table-column" style:name="a4953cf">
      <style:table-column-properties style:column-width="79.9mm"/>
    </style:style>
    <style:style style:family="table" style:name="a6bead7">
      <style:table-properties style:width="17cm" table:align="margins"/>
    </style:style>
    <style:style style:family="table-column" style:name="aec0719">
      <style:table-column-properties style:column-width="18.7mm"/>
    </style:style>
    <style:style style:family="table-column" style:name="aa3e6a8">
      <style:table-column-properties style:column-width="3.4mm"/>
    </style:style>
    <style:style style:family="table-column" style:name="a693a7e">
      <style:table-column-properties style:column-width="3.4mm"/>
    </style:style>
    <style:style style:family="table-column" style:name="a281ac4">
      <style:table-column-properties style:column-width="3.4mm"/>
    </style:style>
    <style:style style:family="table-column" style:name="ac22f01">
      <style:table-column-properties style:column-width="51.0mm"/>
    </style:style>
    <style:style style:family="table-column" style:name="af56790">
      <style:table-column-properties style:column-width="3.4mm"/>
    </style:style>
    <style:style style:family="table-column" style:name="a1b587e">
      <style:table-column-properties style:column-width="3.4mm"/>
    </style:style>
    <style:style style:family="table-column" style:name="a266ae7">
      <style:table-column-properties style:column-width="66.3mm"/>
    </style:style>
    <style:style style:family="table-column" style:name="aac7b14">
      <style:table-column-properties style:column-width="17.0mm"/>
    </style:style>
    <style:style style:family="table" style:name="a3566cd">
      <style:table-properties style:width="17cm" table:align="margins"/>
    </style:style>
    <style:style style:family="table-column" style:name="a373037">
      <style:table-column-properties style:column-width="18.7mm"/>
    </style:style>
    <style:style style:family="table-column" style:name="ae2a28d">
      <style:table-column-properties style:column-width="3.4mm"/>
    </style:style>
    <style:style style:family="table-column" style:name="af32b97">
      <style:table-column-properties style:column-width="3.4mm"/>
    </style:style>
    <style:style style:family="table-column" style:name="addc8a2">
      <style:table-column-properties style:column-width="3.4mm"/>
    </style:style>
    <style:style style:family="table-column" style:name="a0c49a6">
      <style:table-column-properties style:column-width="51.0mm"/>
    </style:style>
    <style:style style:family="table-column" style:name="a91f71b">
      <style:table-column-properties style:column-width="3.4mm"/>
    </style:style>
    <style:style style:family="table-column" style:name="a8cf655">
      <style:table-column-properties style:column-width="32.3mm"/>
    </style:style>
    <style:style style:family="table-column" style:name="acd5f82">
      <style:table-column-properties style:column-width="37.4mm"/>
    </style:style>
    <style:style style:family="table-column" style:name="aa91455">
      <style:table-column-properties style:column-width="17.0mm"/>
    </style:style>
    <style:style style:family="table" style:name="a79ae68">
      <style:table-properties style:width="17cm" table:align="margins"/>
    </style:style>
    <style:style style:family="table-column" style:name="aef7a03">
      <style:table-column-properties style:column-width="18.7mm"/>
    </style:style>
    <style:style style:family="table-column" style:name="ab94212">
      <style:table-column-properties style:column-width="3.4mm"/>
    </style:style>
    <style:style style:family="table-column" style:name="aa39aad">
      <style:table-column-properties style:column-width="3.4mm"/>
    </style:style>
    <style:style style:family="table-column" style:name="ab1baf7">
      <style:table-column-properties style:column-width="3.4mm"/>
    </style:style>
    <style:style style:family="table-column" style:name="aeb47fb">
      <style:table-column-properties style:column-width="51.0mm"/>
    </style:style>
    <style:style style:family="table-column" style:name="a3de80a">
      <style:table-column-properties style:column-width="32.3mm"/>
    </style:style>
    <style:style style:family="table-column" style:name="a2ee092">
      <style:table-column-properties style:column-width="3.4mm"/>
    </style:style>
    <style:style style:family="table-column" style:name="a0abbf8">
      <style:table-column-properties style:column-width="37.4mm"/>
    </style:style>
    <style:style style:family="table-column" style:name="af1fe40">
      <style:table-column-properties style:column-width="17.0mm"/>
    </style:style>
    <style:style style:family="table" style:name="a1417de">
      <style:table-properties style:width="17cm" table:align="margins"/>
    </style:style>
    <style:style style:family="table-column" style:name="a090753">
      <style:table-column-properties style:column-width="18.51mm"/>
    </style:style>
    <style:style style:family="table-column" style:name="a920b18">
      <style:table-column-properties style:column-width="3.37mm"/>
    </style:style>
    <style:style style:family="table-column" style:name="aba2bd5">
      <style:table-column-properties style:column-width="3.37mm"/>
    </style:style>
    <style:style style:family="table-column" style:name="aa4ef35">
      <style:table-column-properties style:column-width="31.98mm"/>
    </style:style>
    <style:style style:family="table-column" style:name="a7790e6">
      <style:table-column-properties style:column-width="23.56mm"/>
    </style:style>
    <style:style style:family="table-column" style:name="a19c227">
      <style:table-column-properties style:column-width="31.98mm"/>
    </style:style>
    <style:style style:family="table-column" style:name="a31f962">
      <style:table-column-properties style:column-width="3.37mm"/>
    </style:style>
    <style:style style:family="table-column" style:name="a97903a">
      <style:table-column-properties style:column-width="37.03mm"/>
    </style:style>
    <style:style style:family="table-column" style:name="a185c7e">
      <style:table-column-properties style:column-width="16.83mm"/>
    </style:style>
    <style:style style:family="table" style:name="a3de286">
      <style:table-properties style:width="17cm" table:align="margins"/>
    </style:style>
    <style:style style:family="table-column" style:name="a16d02d">
      <style:table-column-properties style:column-width="18.51mm"/>
    </style:style>
    <style:style style:family="table-column" style:name="afa3db2">
      <style:table-column-properties style:column-width="3.37mm"/>
    </style:style>
    <style:style style:family="table-column" style:name="ac7365c">
      <style:table-column-properties style:column-width="20.2mm"/>
    </style:style>
    <style:style style:family="table-column" style:name="a9b086f">
      <style:table-column-properties style:column-width="15.15mm"/>
    </style:style>
    <style:style style:family="table-column" style:name="a55795e">
      <style:table-column-properties style:column-width="23.56mm"/>
    </style:style>
    <style:style style:family="table-column" style:name="a57efe8">
      <style:table-column-properties style:column-width="31.98mm"/>
    </style:style>
    <style:style style:family="table-column" style:name="a39150f">
      <style:table-column-properties style:column-width="3.37mm"/>
    </style:style>
    <style:style style:family="table-column" style:name="a4e5405">
      <style:table-column-properties style:column-width="37.03mm"/>
    </style:style>
    <style:style style:family="table-column" style:name="a8b6f9a">
      <style:table-column-properties style:column-width="16.83mm"/>
    </style:style>
    <style:style style:family="table" style:name="a62ac64">
      <style:table-properties style:width="17cm" table:align="margins"/>
    </style:style>
    <style:style style:family="table-column" style:name="a375de1">
      <style:table-column-properties style:column-width="18.51mm"/>
    </style:style>
    <style:style style:family="table-column" style:name="a617234">
      <style:table-column-properties style:column-width="11.78mm"/>
    </style:style>
    <style:style style:family="table-column" style:name="a9f5ce2">
      <style:table-column-properties style:column-width="11.78mm"/>
    </style:style>
    <style:style style:family="table-column" style:name="ada2a7a">
      <style:table-column-properties style:column-width="15.15mm"/>
    </style:style>
    <style:style style:family="table-column" style:name="a96cab2">
      <style:table-column-properties style:column-width="23.56mm"/>
    </style:style>
    <style:style style:family="table-column" style:name="a78ef65">
      <style:table-column-properties style:column-width="31.98mm"/>
    </style:style>
    <style:style style:family="table-column" style:name="a6bfed3">
      <style:table-column-properties style:column-width="3.37mm"/>
    </style:style>
    <style:style style:family="table-column" style:name="afd8ea5">
      <style:table-column-properties style:column-width="37.03mm"/>
    </style:style>
    <style:style style:family="table-column" style:name="a1ecb11">
      <style:table-column-properties style:column-width="16.83mm"/>
    </style:style>
    <style:style style:family="table" style:name="af63e05">
      <style:table-properties style:width="17cm" table:align="margins"/>
    </style:style>
    <style:style style:family="table-column" style:name="ae5eb21">
      <style:table-column-properties style:column-width="18.51mm"/>
    </style:style>
    <style:style style:family="table-column" style:name="a2646ae">
      <style:table-column-properties style:column-width="11.78mm"/>
    </style:style>
    <style:style style:family="table-column" style:name="a977aaa">
      <style:table-column-properties style:column-width="11.78mm"/>
    </style:style>
    <style:style style:family="table-column" style:name="ac21ad0">
      <style:table-column-properties style:column-width="33.66mm"/>
    </style:style>
    <style:style style:family="table-column" style:name="af9ee79">
      <style:table-column-properties style:column-width="5.05mm"/>
    </style:style>
    <style:style style:family="table-column" style:name="a2150a7">
      <style:table-column-properties style:column-width="31.98mm"/>
    </style:style>
    <style:style style:family="table-column" style:name="a1d870a">
      <style:table-column-properties style:column-width="3.37mm"/>
    </style:style>
    <style:style style:family="table-column" style:name="a1f38fb">
      <style:table-column-properties style:column-width="37.03mm"/>
    </style:style>
    <style:style style:family="table-column" style:name="a9effa1">
      <style:table-column-properties style:column-width="16.83mm"/>
    </style:style>
    <style:style style:family="table" style:name="a7b76b6">
      <style:table-properties style:width="17cm" table:align="margins"/>
    </style:style>
    <style:style style:family="table-column" style:name="aac9ea5">
      <style:table-column-properties style:column-width="18.51mm"/>
    </style:style>
    <style:style style:family="table-column" style:name="a38601d">
      <style:table-column-properties style:column-width="11.78mm"/>
    </style:style>
    <style:style style:family="table-column" style:name="a3c00ee">
      <style:table-column-properties style:column-width="28.61mm"/>
    </style:style>
    <style:style style:family="table-column" style:name="a3c49b4">
      <style:table-column-properties style:column-width="16.83mm"/>
    </style:style>
    <style:style style:family="table-column" style:name="a8a433c">
      <style:table-column-properties style:column-width="5.05mm"/>
    </style:style>
    <style:style style:family="table-column" style:name="a9865fd">
      <style:table-column-properties style:column-width="31.98mm"/>
    </style:style>
    <style:style style:family="table-column" style:name="a8eca0e">
      <style:table-column-properties style:column-width="3.37mm"/>
    </style:style>
    <style:style style:family="table-column" style:name="a7ae48e">
      <style:table-column-properties style:column-width="37.03mm"/>
    </style:style>
    <style:style style:family="table-column" style:name="adc1987">
      <style:table-column-properties style:column-width="16.83mm"/>
    </style:style>
    <style:style style:family="table" style:name="a5dae1b">
      <style:table-properties style:width="17cm" table:align="margins"/>
    </style:style>
    <style:style style:family="table-column" style:name="ab7341d">
      <style:table-column-properties style:column-width="18.51mm"/>
    </style:style>
    <style:style style:family="table-column" style:name="acec288">
      <style:table-column-properties style:column-width="11.78mm"/>
    </style:style>
    <style:style style:family="table-column" style:name="a3e1038">
      <style:table-column-properties style:column-width="28.61mm"/>
    </style:style>
    <style:style style:family="table-column" style:name="ac61919">
      <style:table-column-properties style:column-width="16.83mm"/>
    </style:style>
    <style:style style:family="table-column" style:name="ae6220b">
      <style:table-column-properties style:column-width="5.05mm"/>
    </style:style>
    <style:style style:family="table-column" style:name="ade3246">
      <style:table-column-properties style:column-width="31.98mm"/>
    </style:style>
    <style:style style:family="table-column" style:name="a9df842">
      <style:table-column-properties style:column-width="3.37mm"/>
    </style:style>
    <style:style style:family="table-column" style:name="aa38de8">
      <style:table-column-properties style:column-width="43.76mm"/>
    </style:style>
    <style:style style:family="table-column" style:name="a75bf52">
      <style:table-column-properties style:column-width="10.1mm"/>
    </style:style>
    <style:style style:family="table" style:name="a332fa3">
      <style:table-properties style:width="17cm" table:align="margins"/>
    </style:style>
    <style:style style:family="table-column" style:name="afb6880">
      <style:table-column-properties style:column-width="18.51mm"/>
    </style:style>
    <style:style style:family="table-column" style:name="a6486cf">
      <style:table-column-properties style:column-width="11.78mm"/>
    </style:style>
    <style:style style:family="table-column" style:name="add6efd">
      <style:table-column-properties style:column-width="28.61mm"/>
    </style:style>
    <style:style style:family="table-column" style:name="a0eae5a">
      <style:table-column-properties style:column-width="16.83mm"/>
    </style:style>
    <style:style style:family="table-column" style:name="aec069d">
      <style:table-column-properties style:column-width="5.05mm"/>
    </style:style>
    <style:style style:family="table-column" style:name="a9f4c3b">
      <style:table-column-properties style:column-width="31.98mm"/>
    </style:style>
    <style:style style:family="table-column" style:name="a092503">
      <style:table-column-properties style:column-width="21.88mm"/>
    </style:style>
    <style:style style:family="table-column" style:name="a299f8b">
      <style:table-column-properties style:column-width="25.25mm"/>
    </style:style>
    <style:style style:family="table-column" style:name="aed8f58">
      <style:table-column-properties style:column-width="10.1mm"/>
    </style:style>
    <style:style style:family="table" style:name="a79c762">
      <style:table-properties style:width="17cm" table:align="margins"/>
    </style:style>
    <style:style style:family="table-column" style:name="a1923e4">
      <style:table-column-properties style:column-width="18.51mm"/>
    </style:style>
    <style:style style:family="table-column" style:name="a323bf9">
      <style:table-column-properties style:column-width="11.78mm"/>
    </style:style>
    <style:style style:family="table-column" style:name="aa0380b">
      <style:table-column-properties style:column-width="28.61mm"/>
    </style:style>
    <style:style style:family="table-column" style:name="adb16b5">
      <style:table-column-properties style:column-width="16.83mm"/>
    </style:style>
    <style:style style:family="table-column" style:name="a7458a5">
      <style:table-column-properties style:column-width="23.56mm"/>
    </style:style>
    <style:style style:family="table-column" style:name="a5b5d2c">
      <style:table-column-properties style:column-width="13.47mm"/>
    </style:style>
    <style:style style:family="table-column" style:name="afd4393">
      <style:table-column-properties style:column-width="21.88mm"/>
    </style:style>
    <style:style style:family="table-column" style:name="a0f4e28">
      <style:table-column-properties style:column-width="25.25mm"/>
    </style:style>
    <style:style style:family="table-column" style:name="a64cf1c">
      <style:table-column-properties style:column-width="10.1mm"/>
    </style:style>
    <style:style style:family="table" style:name="a82ef59">
      <style:table-properties style:width="17cm" table:align="margins"/>
    </style:style>
    <style:style style:family="table-column" style:name="a7ee477">
      <style:table-column-properties style:column-width="18.33mm"/>
    </style:style>
    <style:style style:family="table-column" style:name="a690d37">
      <style:table-column-properties style:column-width="11.67mm"/>
    </style:style>
    <style:style style:family="table-column" style:name="a2af87c">
      <style:table-column-properties style:column-width="28.33mm"/>
    </style:style>
    <style:style style:family="table-column" style:name="a4bc61f">
      <style:table-column-properties style:column-width="36.67mm"/>
    </style:style>
    <style:style style:family="table-column" style:name="af7c669">
      <style:table-column-properties style:column-width="5.0mm"/>
    </style:style>
    <style:style style:family="table-column" style:name="a77d4da">
      <style:table-column-properties style:column-width="13.33mm"/>
    </style:style>
    <style:style style:family="table-column" style:name="a91be3f">
      <style:table-column-properties style:column-width="21.67mm"/>
    </style:style>
    <style:style style:family="table-column" style:name="a065e0c">
      <style:table-column-properties style:column-width="25.0mm"/>
    </style:style>
    <style:style style:family="table-column" style:name="a89d916">
      <style:table-column-properties style:column-width="10.0mm"/>
    </style:style>
    <style:style style:family="table" style:name="a9d4729">
      <style:table-properties style:width="17cm" table:align="margins"/>
    </style:style>
    <style:style style:family="table-column" style:name="a929b64">
      <style:table-column-properties style:column-width="18.33mm"/>
    </style:style>
    <style:style style:family="table-column" style:name="a6b54fd">
      <style:table-column-properties style:column-width="11.67mm"/>
    </style:style>
    <style:style style:family="table-column" style:name="ac53640">
      <style:table-column-properties style:column-width="61.67mm"/>
    </style:style>
    <style:style style:family="table-column" style:name="a26bae7">
      <style:table-column-properties style:column-width="3.33mm"/>
    </style:style>
    <style:style style:family="table-column" style:name="a8635e9">
      <style:table-column-properties style:column-width="5.0mm"/>
    </style:style>
    <style:style style:family="table-column" style:name="af9a346">
      <style:table-column-properties style:column-width="13.33mm"/>
    </style:style>
    <style:style style:family="table-column" style:name="a793d34">
      <style:table-column-properties style:column-width="21.67mm"/>
    </style:style>
    <style:style style:family="table-column" style:name="a93cccf">
      <style:table-column-properties style:column-width="25.0mm"/>
    </style:style>
    <style:style style:family="table-column" style:name="ab332ac">
      <style:table-column-properties style:column-width="10.0mm"/>
    </style:style>
    <style:style style:family="table" style:name="a41dfae">
      <style:table-properties style:width="17cm" table:align="margins"/>
    </style:style>
    <style:style style:family="table-column" style:name="a2b3d81">
      <style:table-column-properties style:column-width="18.33mm"/>
    </style:style>
    <style:style style:family="table-column" style:name="a5dd8bd">
      <style:table-column-properties style:column-width="11.67mm"/>
    </style:style>
    <style:style style:family="table-column" style:name="aca3d8a">
      <style:table-column-properties style:column-width="38.33mm"/>
    </style:style>
    <style:style style:family="table-column" style:name="a871836">
      <style:table-column-properties style:column-width="26.67mm"/>
    </style:style>
    <style:style style:family="table-column" style:name="a774b09">
      <style:table-column-properties style:column-width="5.0mm"/>
    </style:style>
    <style:style style:family="table-column" style:name="a678499">
      <style:table-column-properties style:column-width="13.33mm"/>
    </style:style>
    <style:style style:family="table-column" style:name="a037fde">
      <style:table-column-properties style:column-width="21.67mm"/>
    </style:style>
    <style:style style:family="table-column" style:name="ae509b8">
      <style:table-column-properties style:column-width="25.0mm"/>
    </style:style>
    <style:style style:family="table-column" style:name="ad91563">
      <style:table-column-properties style:column-width="10.0mm"/>
    </style:style>
    <style:style style:family="table" style:name="a36c720">
      <style:table-properties style:width="17cm" table:align="margins"/>
    </style:style>
    <style:style style:family="table-column" style:name="a1eff3b">
      <style:table-column-properties style:column-width="21.49mm"/>
    </style:style>
    <style:style style:family="table-column" style:name="a9ac04f">
      <style:table-column-properties style:column-width="13.68mm"/>
    </style:style>
    <style:style style:family="table-column" style:name="a7bdc86">
      <style:table-column-properties style:column-width="44.94mm"/>
    </style:style>
    <style:style style:family="table-column" style:name="a3f1472">
      <style:table-column-properties style:column-width="31.26mm"/>
    </style:style>
    <style:style style:family="table-column" style:name="a7e9e8e">
      <style:table-column-properties style:column-width="5.86mm"/>
    </style:style>
    <style:style style:family="table-column" style:name="a2fea93">
      <style:table-column-properties style:column-width="15.63mm"/>
    </style:style>
    <style:style style:family="table-column" style:name="ab9dcc4">
      <style:table-column-properties style:column-width="25.4mm"/>
    </style:style>
    <style:style style:family="table-column" style:name="acc9a77">
      <style:table-column-properties style:column-width="11.72mm"/>
    </style:style>
    <style:style style:family="table" style:name="aedbb83">
      <style:table-properties style:width="17cm" table:align="margins"/>
    </style:style>
    <style:style style:family="table-column" style:name="aea699f">
      <style:table-column-properties style:column-width="23.09mm"/>
    </style:style>
    <style:style style:family="table-column" style:name="ae4cc22">
      <style:table-column-properties style:column-width="14.69mm"/>
    </style:style>
    <style:style style:family="table-column" style:name="a94b711">
      <style:table-column-properties style:column-width="48.27mm"/>
    </style:style>
    <style:style style:family="table-column" style:name="a6fa234">
      <style:table-column-properties style:column-width="33.58mm"/>
    </style:style>
    <style:style style:family="table-column" style:name="a70e7f3">
      <style:table-column-properties style:column-width="6.3mm"/>
    </style:style>
    <style:style style:family="table-column" style:name="aca42ef">
      <style:table-column-properties style:column-width="16.79mm"/>
    </style:style>
    <style:style style:family="table-column" style:name="a8b121c">
      <style:table-column-properties style:column-width="27.28mm"/>
    </style:style>
    <style:style style:family="table" style:name="a2829b4">
      <style:table-properties style:width="17cm" table:align="margins"/>
    </style:style>
    <style:style style:family="table-column" style:name="a5e0547">
      <style:table-column-properties style:column-width="27.5mm"/>
    </style:style>
    <style:style style:family="table-column" style:name="aa047f0">
      <style:table-column-properties style:column-width="17.5mm"/>
    </style:style>
    <style:style style:family="table-column" style:name="a82c41e">
      <style:table-column-properties style:column-width="57.5mm"/>
    </style:style>
    <style:style style:family="table-column" style:name="aee8672">
      <style:table-column-properties style:column-width="40.0mm"/>
    </style:style>
    <style:style style:family="table-column" style:name="ae83bac">
      <style:table-column-properties style:column-width="7.5mm"/>
    </style:style>
    <style:style style:family="table-column" style:name="a0d593b">
      <style:table-column-properties style:column-width="20.0mm"/>
    </style:style>
    <style:style style:family="table" style:name="af8b34f">
      <style:table-properties style:width="17cm" table:align="margins"/>
    </style:style>
    <style:style style:family="table-column" style:name="ad7bc60">
      <style:table-column-properties style:column-width="31.17mm"/>
    </style:style>
    <style:style style:family="table-column" style:name="a85e037">
      <style:table-column-properties style:column-width="19.83mm"/>
    </style:style>
    <style:style style:family="table-column" style:name="a85c7ea">
      <style:table-column-properties style:column-width="65.17mm"/>
    </style:style>
    <style:style style:family="table-column" style:name="a0d8a59">
      <style:table-column-properties style:column-width="45.33mm"/>
    </style:style>
    <style:style style:family="table-column" style:name="aedd65b">
      <style:table-column-properties style:column-width="8.5mm"/>
    </style:style>
    <style:style style:family="table" style:name="ab4aeb6">
      <style:table-properties style:width="17cm" table:align="margins"/>
    </style:style>
    <style:style style:family="table-column" style:name="a998199">
      <style:table-column-properties style:column-width="32.81mm"/>
    </style:style>
    <style:style style:family="table-column" style:name="a014226">
      <style:table-column-properties style:column-width="20.88mm"/>
    </style:style>
    <style:style style:family="table-column" style:name="ad67572">
      <style:table-column-properties style:column-width="68.6mm"/>
    </style:style>
    <style:style style:family="table-column" style:name="aaeb292">
      <style:table-column-properties style:column-width="47.72mm"/>
    </style:style>
    <style:style style:family="table" style:name="a7a7919">
      <style:table-properties style:width="17cm" table:align="margins"/>
    </style:style>
    <style:style style:family="table-column" style:name="a220816">
      <style:table-column-properties style:column-width="45.61mm"/>
    </style:style>
    <style:style style:family="table-column" style:name="ade19a1">
      <style:table-column-properties style:column-width="29.02mm"/>
    </style:style>
    <style:style style:family="table-column" style:name="a78a4c9">
      <style:table-column-properties style:column-width="95.37mm"/>
    </style:style>
    <style:style style:family="paragraph" style:list-style-name="L30031" style:name="a4fe9e5" style:parent-style-name="ListParagraph">
      <style:paragraph-properties/>
    </style:style>
    <style:style style:family="paragraph" style:list-style-name="L30031" style:name="aff0359" style:parent-style-name="ListParagraph">
      <style:paragraph-properties/>
    </style:style>
    <style:style style:family="paragraph" style:list-style-name="L30031" style:name="a5c1512" style:parent-style-name="ListParagraph">
      <style:paragraph-properties/>
    </style:style>
    <style:style style:family="paragraph" style:list-style-name="L30031" style:name="a193d08" style:parent-style-name="ListParagraph">
      <style:paragraph-properties/>
    </style:style>
    <style:style style:family="paragraph" style:list-style-name="L30031" style:name="aee0c6b" style:parent-style-name="ListParagraph">
      <style:paragraph-properties/>
    </style:style>
    <style:style style:family="paragraph" style:list-style-name="L30031" style:name="a62ece2" style:parent-style-name="ListParagraph">
      <style:paragraph-properties/>
    </style:style>
    <style:style style:family="paragraph" style:list-style-name="L30031" style:name="aa2031a" style:parent-style-name="ListParagraph">
      <style:paragraph-properties/>
    </style:style>
    <style:style style:family="paragraph" style:list-style-name="L30031" style:name="a1160f0" style:parent-style-name="ListParagraph">
      <style:paragraph-properties/>
    </style:style>
    <style:style style:family="paragraph" style:list-style-name="L30031" style:name="a06825f" style:parent-style-name="Standard">
      <style:paragraph-properties/>
    </style:style>
    <style:style style:family="paragraph" style:list-style-name="L30031" style:name="ac1408c" style:parent-style-name="Titel">
      <style:paragraph-properties/>
      <style:text-properties/>
    </style:style>
    <style:style style:family="paragraph" style:list-style-name="L1" style:name="a111bfd" style:parent-style-name="Standard">
      <style:paragraph-properties/>
      <style:text-properties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a7a7919">
        <table:table-column table:style-name="a220816"/>
        <table:table-column table:style-name="ade19a1"/>
        <table:table-column table:style-name="a78a4c9"/>
        <table:table-row table:style-name="a04f251">
          <table:table-cell office:value="0" office:value-type="float" table:style-name="Tabelle1.A1">
            <text:list text:continue-numbering="true" text:style-name="L1">
              <text:list-item>
                <text:p text:style-name="af631fe"/>
              </text:list-item>
            </text:list>
          </table:table-cell>
          <table:table-cell office:value="1" office:value-type="float" table:style-name="Tabelle1.A1">
            <text:list text:continue-numbering="true" text:style-name="L1">
              <text:list-item>
                <text:p text:style-name="ab701a0">asAS</text:p>
              </text:list-item>
            </text:list>
          </table:table-cell>
          <table:table-cell table:style-name="ab7b0d8">
            <text:list text:continue-numbering="true" text:style-name="null">
              <text:list-item>
                <text:p text:style-name="a111bfd"/>
              </text:list-item>
            </text:list>
            <text:p text:style-name="aa6c108"><text:span text:style-name="af21f18">Notfallkontakt:</text:span></text:p>
            <table:table table:style-name="a21e510">
              <table:table-column table:style-name="a3eccfe"/>
              <table:table-column table:style-name="a16847f"/>
              <table:table-row table:style-name="a74716b">
                <table:table-cell>
                  <text:p>Name:</text:p>
                </table:table-cell>
                <table:table-cell>
                  <text:p/>
                </table:table-cell>
              </table:table-row>
              <table:table-row table:style-name="a3ee87c">
                <table:table-cell>
                  <text:p>Telefon:</text:p>
                </table:table-cell>
                <table:table-cell>
                  <text:p/>
                </table:table-cell>
              </table:table-row>
            </table:table>
            <text:p text:style-name="ad8e8c8">Mein Kind darf im Notfall medizinisch betreut werden.</text:p>
            <table:table table:style-name="a3939c4">
              <table:table-column table:style-name="a6c37f2"/>
              <table:table-column table:style-name="ad2fea5"/>
              <table:table-column table:style-name="aca6524"/>
              <table:table-row>
                <table:table-cell table:style-name="aefe021">
                  <text:p/>
                </table:table-cell>
                <table:table-cell>
                  <text:p/>
                </table:table-cell>
                <table:table-cell table:style-name="afd1d5b">
                  <text:p/>
                </table:table-cell>
              </table:table-row>
              <table:table-row table:style-name="aff7787">
                <table:table-cell table:style-name="a44b983">
                  <text:p>Unterschrift der Eltern/eines Erziehungsberechtigten</text:p>
                </table:table-cell>
                <table:table-cell>
                  <text:p/>
                </table:table-cell>
                <table:table-cell table:style-name="a602729">
                  <text:p>Datum</text:p>
                </table:table-cell>
              </table:table-row>
            </table:table>
            <text:list text:continue-numbering="true" text:style-name="null">
              <text:list-item>
                <text:p text:style-name="null"/>
              </text:list-item>
            </text:list>
            <text:list text:continue-numbering="true" text:style-name="null">
              <text:list-item>
                <text:p text:style-name="acacd70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19a37c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e25a34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81b1bf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5d0bce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22717a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aaf1f7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584e68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a84f82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af494d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2cbb1b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2b01e4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7c2741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9690c7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e94aa7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96a69f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796eac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e3540d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bc88e2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fb911d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e75100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5ce101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9054aa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97d941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c11edd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3d21de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e1a108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f7f5e2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2a6814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818262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1207ce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d5fc06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a7cb94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072183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196338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a2639e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172f58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3951b7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4b40b9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ab73d7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46526d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37a9d2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cc3eb8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9ab8fa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32eb0a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ff2867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03a77b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ca25de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73c2af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502bca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cddb03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c4c2e7"/>
              </text:list-item>
            </text:list>
          </table:table-cell>
        </table:table-row>
      </table:table>
      <text:p text:style-name="Standard"/>
      <table:table table:style-name="a7d5556">
        <table:table-column table:style-name="af9c44b"/>
        <table:table-row table:style-name="a13071f">
          <table:table-cell>
            <text:p text:style-name="aa78927"/>
          </table:table-cell>
        </table:table-row>
      </table:table>
      <text:p text:style-name="abece02">Notfallkontakt:</text:p>
      <table:table table:style-name="a3a8441">
        <table:table-column table:style-name="abd3351"/>
        <table:table-column table:style-name="a232621"/>
        <table:table-row table:style-name="a06bcd5">
          <table:table-cell>
            <text:p text:style-name="a7fd578">Name:</text:p>
          </table:table-cell>
          <table:table-cell>
            <text:p text:style-name="ad01ee1"/>
          </table:table-cell>
        </table:table-row>
        <table:table-row table:style-name="ad8c7a8">
          <table:table-cell>
            <text:p text:style-name="a0772fc">Telefon:</text:p>
          </table:table-cell>
          <table:table-cell>
            <text:p text:style-name="a78a4cc"/>
          </table:table-cell>
        </table:table-row>
      </table:table>
      <text:p text:style-name="a09344c">Mein Kind darf im Notfall medizinisch betreut werden.</text:p>
      <table:table table:style-name="add9e1f">
        <table:table-column table:style-name="a6cdde8"/>
        <table:table-column table:style-name="a971ba9"/>
        <table:table-column table:style-name="a1e35fa"/>
        <table:table-row>
          <table:table-cell table:style-name="a0cc070">
            <text:p text:style-name="aff4d4a"/>
          </table:table-cell>
          <table:table-cell>
            <text:p/>
          </table:table-cell>
          <table:table-cell table:style-name="ab0b7c6">
            <text:p text:style-name="ad86100"/>
          </table:table-cell>
        </table:table-row>
        <table:table-row table:style-name="a0cf28c">
          <table:table-cell table:style-name="a561e5a">
            <text:p text:style-name="aa11e10">Unterschrift der Eltern/eines Erziehungsberechtigten</text:p>
          </table:table-cell>
          <table:table-cell>
            <text:p text:style-name="a9988b4"/>
          </table:table-cell>
          <table:table-cell table:style-name="ab64563">
            <text:p text:style-name="a1c67cc">Datum</text:p>
          </table:table-cell>
        </table:table-row>
      </table:table>
      <text:p text:style-name="a06825f"/>
      <text:list text:continue-numbering="true" text:style-name="L30031">
        <text:list-item>
          <text:p text:style-name="a4b9818">a</text:p>
        </text:list-item>
        <text:list-item>
          <text:p text:style-name="a4b9818">ahdkahkad</text:p>
        </text:list-item>
        <text:list-item>
          <text:list>
            <text:list-item>
              <text:p text:style-name="a4fe9e5">ajslkjsd</text:p>
            </text:list-item>
            <text:list-item>
              <text:list>
                <text:list-item>
                  <text:p text:style-name="aff0359">agsdjasd</text:p>
                </text:list-item>
                <text:list-item>
                  <text:list>
                    <text:list-item>
                      <text:p text:style-name="a5c1512">ahzdsaid</text:p>
                    </text:list-item>
                    <text:list-item>
                      <text:list>
                        <text:list-item>
                          <text:p text:style-name="a193d08">asjdgajsd</text:p>
                        </text:list-item>
                        <text:list-item>
                          <text:list>
                            <text:list-item>
                              <text:p text:style-name="aee0c6b">ahsdskdjad</text:p>
                            </text:list-item>
                            <text:list-item>
                              <text:list>
                                <text:list-item>
                                  <text:p text:style-name="a62ece2">adsgjhads</text:p>
                                </text:list-item>
                                <text:list-item>
                                  <text:list>
                                    <text:list-item>
                                      <text:p text:style-name="aa2031a">adsgjhDSA</text:p>
                                    </text:list-item>
                                    <text:list-item>
                                      <text:list>
                                        <text:list-item>
                                          <text:p text:style-name="a1160f0">yxhjcyxc</text:p>
                                        </text:list-item>
                                        <text:list-item>
                                          <text:p text:style-name="a1160f0">YXGCHJYXCGJYXCGYXGJYCXCGJXYCGJXCYJGYXCGJYXCXGJCXYGJYCXGJZYCXGJZCXYGJYCXGJYCGJYCGJYXGJYCXGJYCXGJXCYGJXCYGJXCYGJXCYGJXCYGJCYXJGXCYGXCYJGYCXGJYCXGJYCXGJYCXJG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display-name="List Paragraph" style:family="paragraph" style:name="ListParagraph" style:next-style-name="ListParagraph" style:parent-style-name="Standard">
      <style:paragraph-properties fo:margin-left="12.7mm"/>
    </style:style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Svante Schubert</meta:initial-creator>
    <meta:creation-date>2013-11-04T15:25:08.09</meta:creation-date>
    <dc:date>2018-04-06T23:27:11</dc:date>
    <dc:creator>Svante Schubert</dc:creator>
    <meta:editing-duration>PT0.193S</meta:editing-duration>
    <meta:editing-cycles>21</meta:editing-cycles>
    <meta:generator>StarOffice/8$Win32 OpenOffice.org_project/680m18$Build-9161</meta:generator>
    <meta:document-statistic meta:character-count="18" meta:image-count="0" meta:object-count="0" meta:page-count="1" meta:paragraph-count="18" meta:table-count="1" meta:word-count="18"/>
  </office:meta>
</office:document-meta>
</file>